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padding="0.0382in" fo:border="0.05pt solid #000000"/>
    </style:style>
    <style:style style:name="Table1" style:family="table">
      <style:table-properties style:width="8.3in" table:align="left"/>
    </style:style>
    <style:style style:name="Table1.A" style:family="table-column">
      <style:table-column-properties style:column-width="3.125in"/>
    </style:style>
    <style:style style:name="Table1.B" style:family="table-column">
      <style:table-column-properties style:column-width="2.8826in"/>
    </style:style>
    <style:style style:name="Table1.C" style:family="table-column">
      <style:table-column-properties style:column-width="2.292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a0ad" officeooo:paragraph-rsid="00426540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42654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28da7" officeooo:paragraph-rsid="00426540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05128" officeooo:paragraph-rsid="0042654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d615f" officeooo:paragraph-rsid="004d615f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6edbf" officeooo:paragraph-rsid="00426540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d1405" officeooo:paragraph-rsid="005d1405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626b74" officeooo:paragraph-rsid="00626b74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DejaVu Sans Condensed" fo:font-size="12pt" fo:font-weight="bold" officeooo:rsid="0053a07c" officeooo:paragraph-rsid="0053a07c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DejaVu Sans Condensed" fo:font-size="12pt" fo:font-weight="bold" officeooo:rsid="005737c9" officeooo:paragraph-rsid="005737c9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d615f" officeooo:paragraph-rsid="0053a07c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6edbf" officeooo:paragraph-rsid="00426540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9d3f6" officeooo:paragraph-rsid="0049d3f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d1405" officeooo:paragraph-rsid="00426540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26edbf" officeooo:paragraph-rsid="005d1405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af678" officeooo:paragraph-rsid="005af678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d1405" officeooo:paragraph-rsid="005d1405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77604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77604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paragraph-rsid="0053a07c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paragraph-rsid="00677604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28da7" officeooo:paragraph-rsid="00426540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28da7" officeooo:paragraph-rsid="00426540" style:font-size-asian="12pt" style:font-weight-asian="normal" style:font-size-complex="12pt" style:font-weight-complex="normal"/>
    </style:style>
    <style:style style:name="P24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428da7" officeooo:paragraph-rsid="00589d81" style:font-size-asian="12pt" style:font-weight-asian="normal" style:font-size-complex="12pt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4d615f" officeooo:paragraph-rsid="004d615f" style:font-size-asian="12pt" style:font-weight-asian="normal" style:font-size-complex="12pt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4d615f" officeooo:paragraph-rsid="004e00c6" style:font-size-asian="12pt" style:font-weight-asian="normal" style:font-size-complex="12pt" style:font-weight-complex="normal"/>
    </style:style>
    <style:style style:name="P27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4d615f" officeooo:paragraph-rsid="004e00c6" style:font-size-asian="12pt" style:font-weight-asian="normal" style:font-size-complex="12pt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4e71d9" officeooo:paragraph-rsid="0049d3f6" style:font-size-asian="12pt" style:font-weight-asian="normal" style:font-size-complex="12pt" style:font-weight-complex="normal"/>
    </style:style>
    <style:style style:name="P29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af678" officeooo:paragraph-rsid="005af678" style:font-size-asian="12pt" style:font-weight-asian="normal" style:font-size-complex="12pt" style:font-weight-complex="normal"/>
    </style:style>
    <style:style style:name="P30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cbbc3" officeooo:paragraph-rsid="005cbbc3" style:font-size-asian="12pt" style:font-weight-asian="normal" style:font-size-complex="12pt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style:font-name="DejaVu Sans Condensed" fo:font-size="12pt" officeooo:paragraph-rsid="005d1405" style:font-size-asian="12pt" style:font-size-complex="12pt"/>
    </style:style>
    <style:style style:name="P32" style:family="paragraph" style:parent-style-name="Standard" style:list-style-name="L6">
      <style:paragraph-properties fo:text-align="start" style:justify-single-word="false"/>
      <style:text-properties style:font-name="DejaVu Sans Condensed" fo:font-size="12pt" officeooo:paragraph-rsid="005af678" style:font-size-asian="12pt" style:font-size-complex="12pt"/>
    </style:style>
    <style:style style:name="P33" style:family="paragraph" style:parent-style-name="Standard" style:list-style-name="L13">
      <style:paragraph-properties fo:text-align="start" style:justify-single-word="false"/>
      <style:text-properties style:font-name="DejaVu Sans Condensed" fo:font-size="12pt" officeooo:rsid="00626b74" officeooo:paragraph-rsid="00626b74" style:font-size-asian="12pt" style:font-size-complex="12pt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428da7" officeooo:paragraph-rsid="00426540"/>
    </style:style>
    <style:style style:name="P35" style:family="paragraph" style:parent-style-name="Standard" style:list-style-name="L3">
      <style:paragraph-properties fo:text-align="start" style:justify-single-word="false"/>
      <style:text-properties officeooo:rsid="00646a39" officeooo:paragraph-rsid="00646a39"/>
    </style:style>
    <style:style style:name="P36" style:family="paragraph" style:parent-style-name="Standard" style:list-style-name="L3">
      <style:paragraph-properties fo:text-align="start" style:justify-single-word="false"/>
      <style:text-properties officeooo:paragraph-rsid="00426540"/>
    </style:style>
    <style:style style:name="P37" style:family="paragraph" style:parent-style-name="Standard" style:list-style-name="L4">
      <style:paragraph-properties fo:text-align="start" style:justify-single-word="false"/>
      <style:text-properties officeooo:paragraph-rsid="004d615f"/>
    </style:style>
    <style:style style:name="P38" style:family="paragraph" style:parent-style-name="Standard" style:list-style-name="L5">
      <style:paragraph-properties fo:text-align="start" style:justify-single-word="false"/>
      <style:text-properties officeooo:paragraph-rsid="00426540"/>
    </style:style>
    <style:style style:name="P39" style:family="paragraph" style:parent-style-name="Standard" style:list-style-name="L7">
      <style:paragraph-properties fo:text-align="start" style:justify-single-word="false"/>
      <style:text-properties officeooo:paragraph-rsid="005af678"/>
    </style:style>
    <style:style style:name="P40" style:family="paragraph" style:parent-style-name="Standard" style:list-style-name="L8">
      <style:paragraph-properties fo:text-align="start" style:justify-single-word="false"/>
      <style:text-properties officeooo:paragraph-rsid="004d615f"/>
    </style:style>
    <style:style style:name="P41" style:family="paragraph" style:parent-style-name="Standard" style:list-style-name="L10">
      <style:paragraph-properties fo:text-align="start" style:justify-single-word="false"/>
      <style:text-properties officeooo:paragraph-rsid="004e00c6"/>
    </style:style>
    <style:style style:name="P42" style:family="paragraph" style:parent-style-name="Standard" style:list-style-name="L11">
      <style:paragraph-properties fo:text-align="start" style:justify-single-word="false"/>
      <style:text-properties officeooo:paragraph-rsid="00626b74"/>
    </style:style>
    <style:style style:name="P43" style:family="paragraph" style:parent-style-name="Standard" style:list-style-name="L12">
      <style:paragraph-properties fo:text-align="start" style:justify-single-word="false"/>
      <style:text-properties officeooo:paragraph-rsid="00626b74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4d615f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4e00c6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3ea0ad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4e71d9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440dbd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5cbbc3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3ef259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29ced8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393420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428da7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4b6655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5af678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5d1405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49d3f6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4786ac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615c93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4d615f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4e00c6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4e71d9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440dbd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5eb528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426540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3ae0d7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4b6655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393420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428da7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3ea0ad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3ef259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weight="bold" officeooo:rsid="00649709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weight="bold" officeooo:rsid="0066397f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fo:font-weight="bold" officeooo:rsid="00677f95" style:font-size-asian="12pt" style:font-weight-asian="bold" style:font-size-complex="12pt" style:font-weight-complex="bold"/>
    </style:style>
    <style:style style:name="T38" style:family="text">
      <style:text-properties style:font-name="DejaVu Sans Condensed" fo:font-size="12pt" officeooo:rsid="0053a07c" style:font-size-asian="12pt" style:font-size-complex="12pt"/>
    </style:style>
    <style:style style:name="T39" style:family="text">
      <style:text-properties style:font-name="DejaVu Sans Condensed" fo:font-size="12pt" officeooo:rsid="005737c9" style:font-size-asian="12pt" style:font-size-complex="12pt"/>
    </style:style>
    <style:style style:name="T40" style:family="text">
      <style:text-properties officeooo:rsid="00428da7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49d3f6" style:font-weight-asian="bold" style:font-weight-complex="bold"/>
    </style:style>
    <style:style style:name="T43" style:family="text">
      <style:text-properties fo:font-weight="bold" officeooo:rsid="00428da7" style:font-weight-asian="bold" style:font-weight-complex="bold"/>
    </style:style>
    <style:style style:name="T44" style:family="text">
      <style:text-properties fo:font-weight="bold" officeooo:rsid="004d0cd5" style:font-weight-asian="bold" style:font-weight-complex="bold"/>
    </style:style>
    <style:style style:name="T45" style:family="text">
      <style:text-properties fo:font-weight="bold" officeooo:rsid="003ea0ad" style:font-weight-asian="bold" style:font-weight-complex="bold"/>
    </style:style>
    <style:style style:name="T46" style:family="text">
      <style:text-properties fo:font-weight="bold" officeooo:rsid="004d615f" style:font-weight-asian="bold" style:font-weight-complex="bold"/>
    </style:style>
    <style:style style:name="T47" style:family="text">
      <style:text-properties fo:font-weight="bold" officeooo:rsid="004e00c6" style:font-weight-asian="bold" style:font-weight-complex="bold"/>
    </style:style>
    <style:style style:name="T48" style:family="text">
      <style:text-properties fo:font-weight="bold" officeooo:rsid="0069251d" style:font-weight-asian="bold" style:font-weight-complex="bold"/>
    </style:style>
    <style:style style:name="T49" style:family="text">
      <style:text-properties fo:font-weight="bold" officeooo:rsid="0069bac5" style:font-weight-asian="bold" style:font-weight-complex="bold"/>
    </style:style>
    <style:style style:name="T50" style:family="text">
      <style:text-properties fo:font-weight="bold" officeooo:rsid="006a2157" style:font-weight-asian="bold" style:font-weight-complex="bold"/>
    </style:style>
    <style:style style:name="T51" style:family="text">
      <style:text-properties officeooo:rsid="0049d3f6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428da7" style:font-weight-asian="normal" style:font-weight-complex="normal"/>
    </style:style>
    <style:style style:name="T54" style:family="text">
      <style:text-properties fo:font-weight="normal" officeooo:rsid="0049d3f6" style:font-weight-asian="normal" style:font-weight-complex="normal"/>
    </style:style>
    <style:style style:name="T55" style:family="text">
      <style:text-properties fo:font-weight="normal" officeooo:rsid="005cbbc3" style:font-weight-asian="normal" style:font-weight-complex="normal"/>
    </style:style>
    <style:style style:name="T56" style:family="text">
      <style:text-properties fo:font-weight="normal" officeooo:rsid="005d1405" style:font-weight-asian="normal" style:font-weight-complex="normal"/>
    </style:style>
    <style:style style:name="T57" style:family="text">
      <style:text-properties officeooo:rsid="004e00c6"/>
    </style:style>
    <style:style style:name="T58" style:family="text">
      <style:text-properties officeooo:rsid="004e71d9"/>
    </style:style>
    <style:style style:name="T59" style:family="text">
      <style:text-properties officeooo:rsid="005737c9"/>
    </style:style>
    <style:style style:name="T60" style:family="text">
      <style:text-properties officeooo:rsid="005d1405"/>
    </style:style>
    <style:style style:name="T61" style:family="text">
      <style:text-properties officeooo:rsid="006005be"/>
    </style:style>
    <style:style style:name="T62" style:family="text">
      <style:text-properties officeooo:rsid="0029ced8"/>
    </style:style>
    <style:style style:name="T63" style:family="text">
      <style:text-properties officeooo:rsid="003ea0ad"/>
    </style:style>
    <style:style style:name="T64" style:family="text">
      <style:text-properties officeooo:rsid="0051fdac"/>
    </style:style>
    <style:style style:name="T65" style:family="text">
      <style:text-properties officeooo:rsid="005a412c"/>
    </style:style>
    <style:style style:name="T66" style:family="text">
      <style:text-properties officeooo:rsid="0053a07c"/>
    </style:style>
    <style:style style:name="T67" style:family="text">
      <style:text-properties officeooo:rsid="00559fb5"/>
    </style:style>
    <style:style style:name="T68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18">1<text:span text:style-name="T68">xx</text:span> - Controls</text:p>
          </table:table-cell>
          <table:table-cell table:style-name="Table2.B1" office:value-type="string">
            <text:p text:style-name="P19">2xx - Ground</text:p>
          </table:table-cell>
          <table:table-cell table:style-name="Table2.B1" office:value-type="string">
            <text:p text:style-name="P19">3xx - Flight</text:p>
          </table:table-cell>
          <table:table-cell table:style-name="Table2.B1" office:value-type="string">
            <text:p text:style-name="P19">4xx - A2A</text:p>
          </table:table-cell>
          <table:table-cell table:style-name="Table2.E1" office:value-type="string">
            <text:p text:style-name="P19">5xx - A2G</text:p>
          </table:table-cell>
          <table:table-cell table:style-name="Table2.F1" office:value-type="string">
            <text:p text:style-name="P19">6xx - Misc</text:p>
          </table:table-cell>
        </table:table-row>
      </table:table>
      <text:p text:style-name="P21"><text:span text:style-name="T35">5</text:span><text:span text:style-name="T36">0</text:span><text:span text:style-name="T24">3</text:span><text:span text:style-name="T23"> - </text:span><text:span text:style-name="T25">A/G</text:span><text:span text:style-name="T26"> - </text:span><text:span text:style-name="T27">Cannon</text:span><text:span text:style-name="T28">, </text:span><text:span text:style-name="T29">Bombs, Rockets</text:span></text:p>
      <text:p text:style-name="P1"/>
      <text:p text:style-name="P1">All</text:p>
      <text:list text:style-name="L1">
        <text:list-item>
          <text:p text:style-name="P22">Press <text:span text:style-name="T41">B4</text:span> to set <text:span text:style-name="T41">A/G Master Mode</text:span></text:p>
        </text:list-item>
        <text:list-item>
          <text:p text:style-name="P34"><text:span text:style-name="T1">Press </text:span><text:span text:style-name="T18">Lower Gray </text:span><text:span text:style-name="T37">Button</text:span><text:span text:style-name="T1"> to </text:span><text:span text:style-name="T18">cycle weapons</text:span></text:p>
        </text:list-item>
      </text:list>
      <text:p text:style-name="P2"/>
      <text:p text:style-name="P3">Cannon</text:p>
      <text:list text:style-name="L2">
        <text:list-item>
          <text:p text:style-name="P23">Press <text:span text:style-name="T48">Gray Reset Hat back</text:span> to <text:span text:style-name="T41">toggle cannon on.</text:span></text:p>
        </text:list-item>
        <text:list-item>
          <text:p text:style-name="P23">Press <text:span text:style-name="T41">Trigger</text:span> to fire. <text:s/><text:span text:style-name="T51">Fires in short bursts</text:span>.</text:p>
        </text:list-item>
      </text:list>
      <text:p text:style-name="P6"/>
      <text:p text:style-name="P7">Unguided bombs</text:p>
      <text:p text:style-name="P17">All</text:p>
      <text:list text:style-name="L3">
        <text:list-item>
          <text:p text:style-name="P35"><text:span text:style-name="T33">L</text:span><text:span text:style-name="T18">aunch permission override</text:span><text:span text:style-name="T1"> ... </text:span><text:span text:style-name="T18">Off</text:span><text:span text:style-name="T1"> (not sure exactly how to tell, but "LA" should not be on the HUD until release parameters are met)</text:span></text:p>
        </text:list-item>
        <text:list-item>
          <text:p text:style-name="P36"><text:span text:style-name="T33">Set </text:span><text:span text:style-name="T34">ripple and interval</text:span><text:span text:style-name="T8">. <text:s/></text:span><text:span text:style-name="T2">Weapons Control Panel is in the bottom left corner of instrument panel.</text:span></text:p>
        </text:list-item>
      </text:list>
      <text:list xml:id="list1284960906" text:style-name="L4">
        <text:list-item>
          <text:list>
            <text:list-item>
              <text:p text:style-name="P25">Press <text:span text:style-name="T41">Gray Reset Hat left/right</text:span> to turn <text:span text:style-name="T41">interval knob</text:span> (left side of <text:span text:style-name="T57">W</text:span>eapons <text:span text:style-name="T57">C</text:span>ontrol <text:span text:style-name="T57">P</text:span>anel):</text:p>
              <text:list>
                <text:list-item>
                  <text:p text:style-name="P25"><text:span text:style-name="T41">ЗАЛП</text:span> -- Salvo, release all weapons simultaneously</text:p>
                </text:list-item>
                <text:list-item>
                  <text:p text:style-name="P25"><text:span text:style-name="T41">0.1</text:span> - <text:span text:style-name="T41">0.2</text:span> - <text:span text:style-name="T41">0.3</text:span> - <text:span text:style-name="T41">0.4</text:span> -- Release in intervals of this many seconds</text:p>
                </text:list-item>
                <text:list-item>
                  <text:p text:style-name="P37"><text:span text:style-name="T19">СЕРИЯ КМГУ-МБД</text:span><text:span text:style-name="T2"> -- Special setting for </text:span><text:span text:style-name="T19">KMGU</text:span><text:span text:style-name="T2"> submunitions dispenser and </text:span><text:span text:style-name="T22">MDB-2-67U</text:span><text:span text:style-name="T6"> </text:span><text:span text:style-name="T2">MER, </text:span><text:span text:style-name="T7">opens</text:span><text:span text:style-name="T2"> KMGU </text:span><text:span text:style-name="T7">sequentially </text:span><text:span text:style-name="T2">at 2-second intervals, and </text:span><text:span text:style-name="T7">drops </text:span><text:span text:style-name="T2">MER </text:span><text:span text:style-name="T7">bombs </text:span><text:span text:style-name="T2">at 0.3-second intervals.</text:span></text:p>
                </text:list-item>
              </text:list>
            </text:list-item>
            <text:list-item>
              <text:p text:style-name="P25">Press <text:span text:style-name="T41">Gray Reset Hat press</text:span> to turn <text:span text:style-name="T41">quantity knob</text:span><text:span text:style-name="T57"> (right side of Weapons Control Panel)</text:span>:</text:p>
              <text:list>
                <text:list-item>
                  <text:p text:style-name="P26"><text:span text:style-name="T41">ПО 1</text:span> -- <text:span text:style-name="T57">Single </text:span><text:span text:style-name="T58">(may only work </text:span><text:span text:style-name="T57">for inner 4 pylons </text:span><text:span text:style-name="T58">for some weapons, </text:span><text:span text:style-name="T57">outer pylons </text:span><text:span text:style-name="T58">may drop in pairs to maintain balance</text:span><text:span text:style-name="T57">)</text:span></text:p>
                </text:list-item>
                <text:list-item>
                  <text:p text:style-name="P26"><text:span text:style-name="T41">ПО 2</text:span> -- <text:span text:style-name="T57">Pairs</text:span></text:p>
                </text:list-item>
                <text:list-item>
                  <text:p text:style-name="P26"><text:span text:style-name="T41">ПО 4</text:span> -- <text:span text:style-name="T57">Fours</text:span></text:p>
                </text:list-item>
                <text:list-item>
                  <text:p text:style-name="P26"><text:span text:style-name="T41">ВСЕ</text:span> -- <text:span text:style-name="T57">All</text:span></text:p>
                </text:list-item>
              </text:list>
            </text:list-item>
          </text:list>
        </text:list-item>
      </text:list>
      <text:p text:style-name="P15"><text:span text:style-name="T62">CCIP bombing </text:span><text:span text:style-name="T58">(with automatic CCRP mode) -- </text:span><text:span text:style-name="T61">No target designated</text:span></text:p>
      <text:list text:style-name="L5">
        <text:list-item>
          <text:p text:style-name="P38"><text:span text:style-name="T9">P</text:span><text:span text:style-name="T10">ut the </text:span><text:span text:style-name="T3">pipper on the target and </text:span><text:span text:style-name="T30">hold</text:span><text:span text:style-name="T31"> </text:span><text:span text:style-name="T32">Trigger</text:span><text:span text:style-name="T11"> </text:span><text:span text:style-name="T12">until bomb drops</text:span><text:span text:style-name="T11">.</text:span></text:p>
        </text:list-item>
      </text:list>
      <text:list xml:id="list203745279255016" text:continue-list="list1284960906" text:style-name="L4">
        <text:list-item>
          <text:list>
            <text:list-item>
              <text:p text:style-name="P28">If there's no vertical bomb fall line, <text:span text:style-name="T60">holding </text:span>Trigger will enter CCRP mode. <text:s/>Diamond indicator will appear over target point, bombs will drop when range scale arrow on left of HUD reaches bottom.</text:p>
            </text:list-item>
          </text:list>
        </text:list-item>
      </text:list>
      <text:p text:style-name="P16">CCRP bombing -- <text:span text:style-name="T61">With Shkval target designated</text:span></text:p>
      <text:list xml:id="list1596024095" text:style-name="L6">
        <text:list-item>
          <text:p text:style-name="P29">Lock target with Shkval (see steps on other checklist)</text:p>
        </text:list-item>
      </text:list>
      <text:list text:style-name="L7">
        <text:list-item>
          <text:list>
            <text:list-item>
              <text:p text:style-name="P39"><text:span text:style-name="T13">Ground lock </text:span><text:span text:style-name="T14">(</text:span><text:span text:style-name="T13">"KC"</text:span><text:span text:style-name="T14">)</text:span><text:span text:style-name="T13"> is ok, target contrast lock </text:span><text:span text:style-name="T14">(</text:span><text:span text:style-name="T13">"AC"</text:span><text:span text:style-name="T14">)</text:span><text:span text:style-name="T13"> </text:span><text:span text:style-name="T15">is not required to use weapons</text:span><text:span text:style-name="T11">.</text:span></text:p>
            </text:list-item>
          </text:list>
        </text:list-item>
      </text:list>
      <text:list xml:id="list203744443359823" text:continue-list="list1596024095" text:style-name="L6">
        <text:list-item>
          <text:p text:style-name="P31"><text:span text:style-name="T53">When starting attack run, </text:span><text:span text:style-name="T43">turn on laser</text:span><text:span text:style-name="T53"> </text:span><text:span text:style-name="T54">(</text:span><text:span text:style-name="T42">Pinky </text:span><text:span text:style-name="T48">Button </text:span><text:span text:style-name="T42">press</text:span><text:span text:style-name="T54">)</text:span><text:span text:style-name="T53">.</text:span></text:p>
        </text:list-item>
        <text:list-item>
          <text:p text:style-name="P31"><text:span text:style-name="T53">R</text:span><text:span text:style-name="T54">ange scale will be shown on left side of HUD.</text:span></text:p>
        </text:list-item>
        <text:list-item>
          <text:p text:style-name="P32"><text:span text:style-name="T54">When in range, </text:span><text:span text:style-name="T53">hold </text:span><text:span text:style-name="T43">Trigger</text:span><text:span text:style-name="T53"> to </text:span><text:span text:style-name="T55">enable the </text:span><text:span text:style-name="T56">CCRP</text:span><text:span text:style-name="T55"> path pipper. <text:s/>This should appear just above your flight path marker on the HUD. <text:s/>Fly so the vertical tail of the flight path marker aligns exactly with the pipper.</text:span></text:p>
        </text:list-item>
        <text:list-item>
          <text:p text:style-name="P30">Bomb will drop when range scale reaches bottom.</text:p>
        </text:list-item>
        <text:list-item>
          <text:p text:style-name="P29"><text:span text:style-name="T44">T</text:span><text:span text:style-name="T43">urn o</text:span><text:span text:style-name="T44">ff</text:span><text:span text:style-name="T43"> laser </text:span><text:span text:style-name="T42">(Pinky </text:span><text:span text:style-name="T49">Button</text:span><text:span text:style-name="T42"> press)</text:span><text:span text:style-name="T40">.</text:span></text:p>
        </text:list-item>
      </text:list>
      <text:p text:style-name="P13"/>
      <text:p text:style-name="P5">Gunpods</text:p>
      <text:list text:style-name="L8">
        <text:list-item>
          <text:p text:style-name="P24"><text:span text:style-name="T63">Press </text:span><text:span text:style-name="T50">Gray Reset Hat back</text:span><text:span text:style-name="T63"> to </text:span><text:span text:style-name="T45">toggle cannon on.</text:span></text:p>
        </text:list-item>
        <text:list-item>
          <text:p text:style-name="P40"><text:span text:style-name="T4">Set </text:span><text:span text:style-name="T2">gunpods aiming mode. <text:s/></text:span><text:span text:style-name="T5">W</text:span><text:span text:style-name="T2">eapons Control Panel is in the bottom left corner of instrument panel.</text:span></text:p>
        </text:list-item>
      </text:list>
      <text:list text:style-name="L9">
        <text:list-item>
          <text:list>
            <text:list-item>
              <text:p text:style-name="P27">Press <text:span text:style-name="T41">Gray Reset Hat press</text:span> to turn <text:span text:style-name="T41">quantity knob</text:span><text:span text:style-name="T57"> (right side of Weapons Control Panel), </text:span><text:span text:style-name="T64">also </text:span><text:span text:style-name="T65">automatically </text:span><text:span text:style-name="T64">sets the interval knob as noted</text:span>: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rows-spanned="2" office:value-type="string">
            <text:p text:style-name="P9">Quantity knob <text:span text:style-name="T59">(you change this)</text:span></text:p>
          </table:table-cell>
          <table:table-cell table:style-name="Table1.B1" table:number-columns-spanned="2" office:value-type="string">
            <text:p text:style-name="P20"><text:span text:style-name="T38">Interval knob </text:span><text:span text:style-name="T39">(changes automatically)</text:span></text:p>
          </table:table-cell>
          <table:covered-table-cell/>
        </table:table-row>
        <table:table-row>
          <table:covered-table-cell table:style-name="Table1.A1"/>
          <table:table-cell table:style-name="Table1.B2" office:value-type="string">
            <text:p text:style-name="P10">No target</text:p>
          </table:table-cell>
          <table:table-cell table:style-name="Table1.C2" office:value-type="string">
            <text:p text:style-name="P10">With target and laser on</text:p>
          </table:table-cell>
        </table:table-row>
        <table:table-row>
          <table:table-cell table:style-name="Table1.B2" office:value-type="string">
            <text:p text:style-name="P11"><text:span text:style-name="T41">ПО 1</text:span> -- <text:span text:style-name="T57">Internal gun only </text:span><text:span text:style-name="T60">(</text:span><text:span text:style-name="T66">"GUN"</text:span><text:span text:style-name="T60">)</text:span></text:p>
            <text:p text:style-name="P11"><text:span text:style-name="T47">ВСЕ</text:span><text:span text:style-name="T57"> -- </text:span><text:span text:style-name="T66">All gunpods </text:span><text:span text:style-name="T60">(</text:span><text:span text:style-name="T66">"ALL"</text:span><text:span text:style-name="T60">)</text:span></text:p>
          </table:table-cell>
          <table:table-cell table:style-name="Table1.B2" office:value-type="string">
            <text:p text:style-name="P11"><text:span text:style-name="T41">0</text:span> -- <text:span text:style-name="T57">Fixed b</text:span>oresighted</text:p>
          </table:table-cell>
          <table:table-cell table:style-name="Table1.C2" office:value-type="string">
            <text:p text:style-name="P11"><text:span text:style-name="T41">0</text:span> -- <text:span text:style-name="T57">Fixed b</text:span>oresighted</text:p>
          </table:table-cell>
        </table:table-row>
        <table:table-row>
          <table:table-cell table:style-name="Table1.B2" office:value-type="string">
            <text:p text:style-name="P11"><text:span text:style-name="T41">ПО 2</text:span> -- <text:span text:style-name="T57">Single pair of gunpods </text:span><text:span text:style-name="T60">(</text:span><text:span text:style-name="T66">"GNPD"</text:span><text:span text:style-name="T60">)</text:span></text:p>
            <text:p text:style-name="P11"><text:span text:style-name="T47">ПО 4</text:span><text:span text:style-name="T57"> -- All gunpods </text:span><text:span text:style-name="T60">(</text:span><text:span text:style-name="T66">"GNPD"</text:span><text:span text:style-name="T60">)</text:span></text:p>
          </table:table-cell>
          <table:table-cell table:style-name="Table1.B2" office:value-type="string">
            <text:p text:style-name="P11"><text:span text:style-name="T41">ФИКС</text:span> -- Depressed to fixed angle <text:span text:style-name="T57">(use </text:span><text:span text:style-name="T47">Middle Finger Hat left/right</text:span><text:span text:style-name="T57"> to adjust angle </text:span><text:span text:style-name="T67">up/down</text:span><text:span text:style-name="T57">)</text:span></text:p>
          </table:table-cell>
          <table:table-cell table:style-name="Table1.C2" office:value-type="string">
            <text:p text:style-name="P11"><text:span text:style-name="T41">ПРОГР</text:span> -- <text:span text:style-name="T57">Automatic tracking</text:span></text:p>
          </table:table-cell>
        </table:table-row>
      </table:table>
      <text:list text:style-name="L10">
        <text:list-item>
          <text:p text:style-name="P41"><text:span text:style-name="T3">Press </text:span><text:span text:style-name="T21">T</text:span><text:span text:style-name="T20">rigger</text:span><text:span text:style-name="T3"> to fire.</text:span></text:p>
        </text:list-item>
      </text:list>
      <text:p text:style-name="P12"/>
      <text:p text:style-name="P4">Rockets</text:p>
      <text:list text:style-name="L11">
        <text:list-item>
          <text:p text:style-name="P42"><text:span text:style-name="T8">Put pipper on the target, </text:span><text:span text:style-name="T16">hold </text:span><text:span text:style-name="T32">Trigger</text:span><text:span text:style-name="T11"> to ripple fire</text:span><text:span text:style-name="T8">.</text:span></text:p>
        </text:list-item>
      </text:list>
      <text:list text:style-name="L12">
        <text:list-item>
          <text:list>
            <text:list-item>
              <text:p text:style-name="P43"><text:span text:style-name="T14">Rockets fire very quickly, </text:span><text:span text:style-name="T17">about 1.3 seconds per pod for S-8s,</text:span><text:span text:style-name="T14"> use short bursts.</text:span></text:p>
            </text:list-item>
          </text:list>
        </text:list-item>
      </text:list>
      <text:p text:style-name="P14"/>
      <text:p text:style-name="P8"><text:span text:style-name="T60">K</text:span>MGU submunition dispensers</text:p>
      <text:list text:style-name="L13">
        <text:list-item>
          <text:p text:style-name="P33"><text:span text:style-name="T52">Level attack, </text:span><text:span text:style-name="T41">50-150 m</text:span><text:span text:style-name="T52">.</text:span></text:p>
        </text:list-item>
        <text:list-item>
          <text:p text:style-name="P33"><text:span text:style-name="T52">Each dispenser covers about 0.23 nmi (425 m), so two dispensers in special sequence timing (</text:span><text:span text:style-name="T46">СЕРИЯ КМГУ-МБД</text:span><text:span text:style-name="T41">)</text:span><text:span text:style-name="T52"> will cover about 0.46 nmi (850 m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9-25T20:37:24.607000000</dc:date>
    <meta:editing-duration>PT17H59M26S</meta:editing-duration>
    <meta:editing-cycles>69</meta:editing-cycles>
    <meta:generator>LibreOffice/7.4.5.1$Windows_X86_64 LibreOffice_project/9c0871452b3918c1019dde9bfac75448afc4b57f</meta:generator>
    <meta:document-statistic meta:table-count="2" meta:image-count="0" meta:object-count="0" meta:page-count="1" meta:paragraph-count="60" meta:word-count="580" meta:character-count="3127" meta:non-whitespace-character-count="2633"/>
  </office:meta>
</office:document-meta>
</file>